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ggestWordQueue.lessThan( Object a , Objec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uggestWordQueue.SuggestWordQueu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